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96cb" officeooo:paragraph-rsid="001b96cb"/>
    </style:style>
    <style:style style:name="P2" style:family="paragraph" style:parent-style-name="Standard">
      <style:text-properties officeooo:paragraph-rsid="001b96cb"/>
    </style:style>
    <style:style style:name="P3" style:family="paragraph" style:parent-style-name="Standard">
      <style:text-properties style:font-name="Liberation Serif" fo:font-size="12pt" officeooo:rsid="001b96cb" officeooo:paragraph-rsid="001b96cb" style:font-size-asian="12pt" style:font-size-complex="12pt"/>
    </style:style>
    <style:style style:name="T1" style:family="text">
      <style:text-properties officeooo:rsid="001b96cb"/>
    </style:style>
    <style:style style:name="T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b96cb" style:font-size-asian="12pt" style:font-size-complex="12pt"/>
    </style:style>
    <style:style style:name="T4" style:family="text">
      <style:text-properties style:font-name="Liberation Serif" fo:font-size="12pt" officeooo:rsid="001b96cb" style:font-size-asian="12pt" style:font-size-complex="12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Object1" text:anchor-type="paragraph" svg:x="1.6846in" svg:y="0.2839in" svg:width="3.5563in" svg:height="2.1335in" draw:z-index="0"><draw:object xlink:href="./Object 1" xlink:type="simple" xlink:show="embed" xlink:actuate="onLoad"/><draw:image xlink:href="./ObjectReplacements/Object 1" xlink:type="simple" xlink:show="embed" xlink:actuate="onLoad"/></draw:frame>What was used to encrypt the homewor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I imp</text:span><text:span text:style-name="T4">lemented a </text:span><text:bookmark text:name="firstHeading"/><text:span text:style-name="T2">Vigenère cipher </text:span><text:span text:style-name="T3">in c++. It generates a 2d matrix then encodes the message. Any key can be used and it supports most common symbols used in the English language including a space. One can import from a .txt file or input right from the program. One can also export to a .txt file or the display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7:38:10.855129994</meta:creation-date>
    <dc:date>2016-09-04T17:48:18.512166575</dc:date>
    <meta:editing-duration>PT10M7S</meta:editing-duration>
    <meta:editing-cycles>2</meta:editing-cycles>
    <meta:generator>LibreOffice/5.1.5.2$Linux_X86_64 LibreOffice_project/10m0$Build-2</meta:generator>
    <meta:document-statistic meta:table-count="0" meta:image-count="0" meta:object-count="1" meta:page-count="1" meta:paragraph-count="2" meta:word-count="66" meta:character-count="347" meta:non-whitespace-character-count="2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/00/0000</text:date>, <text:time style:data-style-name="N2" text:time-value="17:38:30.431729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